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3cm" fo:min-width="7.7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7.7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4cm" fo:min-width="7.755cm"/>
    </style:style>
    <style:style style:name="co1" style:family="table-column">
      <style:table-column-properties style:column-width="3.2cm" style:use-optimal-column-width="false"/>
    </style:style>
    <style:style style:name="co2" style:family="table-column">
      <style:table-column-properties style:column-width="5.134cm" style:use-optimal-column-width="false"/>
    </style:style>
    <style:style style:name="ro1" style:family="table-row">
      <style:table-row-properties style:row-height="0.892cm"/>
    </style:style>
    <style:style style:name="ce1" style:family="table-cell">
      <style:graphic-properties style:repeat="repeat"/>
      <style:text-properties fo:font-family="'Myriad Pro Light'" style:font-family-generic="swiss" style:font-pitch="variable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style:text-outline="true" fo:font-family="'Myriad Pro Light'" style:font-family-generic="swiss" style:font-pitch="variable" fo:font-size="28pt" style:font-size-asian="28pt" style:font-size-complex="28pt"/>
    </style:style>
    <style:style style:name="P3" style:family="paragraph">
      <style:text-properties style:text-outline="true" fo:font-family="'Myriad Pro Light'" style:font-family-generic="swiss" style:font-pitch="variable" fo:font-size="22pt" style:font-size-asian="22pt" style:font-size-complex="22pt"/>
    </style:style>
    <style:style style:name="P4" style:family="paragraph">
      <style:text-properties style:text-outline="true" fo:font-family="'Myriad Pro Light'" style:font-family-generic="swiss" style:font-pitch="variable" fo:font-size="18pt" style:font-size-asian="18pt" style:font-size-complex="18pt"/>
    </style:style>
    <style:style style:name="T1" style:family="text">
      <style:text-properties style:text-outline="true" fo:font-family="'Myriad Pro Light'" style:font-family-generic="swiss" style:font-pitch="variable" fo:font-size="28pt" style:font-size-asian="28pt" style:font-size-complex="28pt"/>
    </style:style>
    <style:style style:name="T2" style:family="text">
      <style:text-properties style:text-outline="true" fo:font-family="'Myriad Pro Light'" style:font-family-generic="swiss" style:font-pitch="variable" fo:font-size="22pt" style:font-size-asian="22pt" style:font-size-complex="22pt"/>
    </style:style>
    <style:style style:name="T3" style:family="text">
      <style:text-properties fo:font-family="'Myriad Pro Light'" style:font-family-generic="swiss" style:font-pitch="variable" fo:font-size="16pt" style:font-size-asian="16pt" style:font-size-complex="16pt"/>
    </style:style>
    <style:style style:name="T4" style:family="text">
      <style:text-properties style:text-outline="true" fo:font-family="'Myriad Pro Light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73cm" svg:height="7.493cm" svg:x="1.762cm" svg:y="1.2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2cm" svg:height="1.373cm" svg:x="5.762cm" svg:y="1.762cm">
          <draw:text-box>
            <text:p><text:span text:style-name="T1">MODERIT</text:span></text:p>
          </draw:text-box>
        </draw:frame>
        <draw:frame draw:style-name="gr3" draw:text-style-name="P3" draw:layer="layout" svg:width="2.032cm" svg:height="1.132cm" svg:x="7.032cm" svg:y="3.591cm">
          <draw:text-box>
            <text:p><text:span text:style-name="T2">Play</text:span></text:p>
          </draw:text-box>
        </draw:frame>
        <draw:frame draw:style-name="gr3" draw:text-style-name="P3" draw:layer="layout" svg:width="3.048cm" svg:height="1.132cm" svg:x="6.524cm" svg:y="5.213cm">
          <draw:text-box>
            <text:p><text:span text:style-name="T2">Manual</text:span></text:p>
          </draw:text-box>
        </draw:frame>
        <draw:frame draw:style-name="gr3" draw:text-style-name="P3" draw:layer="layout" svg:width="2.032cm" svg:height="1.132cm" svg:x="7.032cm" svg:y="6.853cm">
          <draw:text-box>
            <text:p><text:span text:style-name="T2">Quit</text:span></text:p>
          </draw:text-box>
        </draw:frame>
        <draw:custom-shape draw:style-name="gr1" draw:text-style-name="P1" draw:layer="layout" svg:width="11.049cm" svg:height="7.493cm" svg:x="2.143cm" svg:y="9.6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18cm" svg:height="1.373cm" svg:x="5.508cm" svg:y="9.89cm">
          <draw:text-box>
            <text:p><text:span text:style-name="T1">Controls</text:span></text:p>
          </draw:text-box>
        </draw:frame>
        <draw:frame draw:style-name="standard" draw:layer="layout" svg:width="8.333cm" svg:height="5.405cm" svg:x="3.501cm" svg:y="11.397cm">
          <table:table table:template-name="sun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Left/Right</text:span></text:p>
              </table:table-cell>
              <table:table-cell>
                <text:p><text:span text:style-name="T3">Move horizontally</text:span></text:p>
              </table:table-cell>
            </table:table-row>
            <table:table-row table:style-name="ro1" table:default-cell-style-name="ce1">
              <table:table-cell>
                <text:p><text:span text:style-name="T3">Space</text:span></text:p>
              </table:table-cell>
              <table:table-cell>
                <text:p><text:span text:style-name="T3">Jump</text:span></text:p>
              </table:table-cell>
            </table:table-row>
            <table:table-row table:style-name="ro1" table:default-cell-style-name="ce1">
              <table:table-cell>
                <text:p><text:span text:style-name="T3">Up</text:span></text:p>
              </table:table-cell>
              <table:table-cell>
                <text:p><text:span text:style-name="T3">Aim up</text:span></text:p>
              </table:table-cell>
            </table:table-row>
            <table:table-row table:style-name="ro1" table:default-cell-style-name="ce1">
              <table:table-cell>
                <text:p><text:span text:style-name="T3">Down</text:span></text:p>
              </table:table-cell>
              <table:table-cell>
                <text:p><text:span text:style-name="T3">Crouch</text:span></text:p>
              </table:table-cell>
            </table:table-row>
            <table:table-row table:style-name="ro1" table:default-cell-style-name="ce1">
              <table:table-cell>
                <text:p><text:span text:style-name="T3">Q/W/E/R</text:span></text:p>
              </table:table-cell>
              <table:table-cell>
                <text:p><text:span text:style-name="T3">Fire beams</text:span></text:p>
              </table:table-cell>
            </table:table-row>
            <table:table-row table:style-name="ro1" table:default-cell-style-name="ce1">
              <table:table-cell>
                <text:p><text:span text:style-name="T3">ESC</text:span></text:p>
              </table:table-cell>
              <table:table-cell>
                <text:p><text:span text:style-name="T3">Quit gam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11.049cm" svg:height="7.493cm" svg:x="14.589cm" svg:y="9.6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99cm" svg:height="1.373cm" svg:x="17.764cm" svg:y="9.89cm">
          <draw:text-box>
            <text:p><text:span text:style-name="T1">Objective</text:span></text:p>
          </draw:text-box>
        </draw:frame>
        <draw:frame draw:style-name="gr3" draw:text-style-name="P4" draw:layer="layout" svg:width="9.433cm" svg:height="4.595cm" svg:x="15.397cm" svg:y="11.541cm">
          <draw:text-box>
            <text:p><text:span text:style-name="T4">An experimental defense drone has gone rogue and holed itself up in a secure room.</text:span></text:p>
            <text:p><text:span text:style-name="T4"/></text:p>
            <text:p><text:span text:style-name="T4">The Galactic Federation kindly requests your assistance.</text:span></text:p>
          </draw:text-box>
        </draw:frame>
        <draw:custom-shape draw:style-name="gr1" draw:text-style-name="P1" draw:layer="layout" svg:width="11.049cm" svg:height="7.493cm" svg:x="14.589cm" svg:y="18.2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112cm" svg:height="1.373cm" svg:x="16.557cm" svg:y="18.526cm">
          <draw:text-box>
            <text:p><text:span text:style-name="T1">Other Enemies</text:span></text:p>
          </draw:text-box>
        </draw:frame>
        <draw:frame draw:style-name="gr3" draw:text-style-name="P4" draw:layer="layout" svg:width="9.433cm" svg:height="3.871cm" svg:x="15.397cm" svg:y="20.431cm">
          <draw:text-box>
            <text:p><text:span text:style-name="T4">Runners</text:span></text:p>
            <text:p><text:span text:style-name="T4"/></text:p>
            <text:p><text:span text:style-name="T4">Hoppers</text:span></text:p>
            <text:p><text:span text:style-name="T4"/></text:p>
            <text:p><text:span text:style-name="T4">Fliers</text:span></text:p>
          </draw:text-box>
        </draw:frame>
        <draw:custom-shape draw:style-name="gr1" draw:text-style-name="P1" draw:layer="layout" svg:width="11.049cm" svg:height="7.493cm" svg:x="1.508cm" svg:y="18.2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16cm" svg:height="1.373cm" svg:x="3.452cm" svg:y="18.526cm">
          <draw:text-box>
            <text:p><text:span text:style-name="T1">Beams &amp; doors</text:span></text:p>
          </draw:text-box>
        </draw:frame>
        <draw:frame draw:style-name="gr3" draw:text-style-name="P4" draw:layer="layout" svg:width="9.433cm" svg:height="5.319cm" svg:x="2.316cm" svg:y="20.05cm">
          <draw:text-box>
            <text:p><text:span text:style-name="T4">Open doors by firing beams.</text:span></text:p>
            <text:p><text:span text:style-name="T4"/></text:p>
            <text:p><text:span text:style-name="T4">Colors must match.</text:span></text:p>
            <text:p><text:span text:style-name="T4"/></text:p>
            <text:p><text:span text:style-name="T4">You start with red, the weakest.</text:span></text:p>
            <text:p><text:span text:style-name="T4"/></text:p>
            <text:p><text:span text:style-name="T4">Find upgrades to progress.</text:span></text:p>
          </draw:text-box>
        </draw:frame>
        <draw:custom-shape draw:style-name="gr1" draw:text-style-name="P1" draw:layer="layout" svg:width="11.049cm" svg:height="7.493cm" svg:x="-10.811cm" svg:y="18.2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5cm" svg:height="1.373cm" svg:x="-6.962cm" svg:y="18.526cm">
          <draw:text-box>
            <text:p><text:span text:style-name="T1">Health</text:span></text:p>
          </draw:text-box>
        </draw:frame>
        <draw:frame draw:style-name="gr3" draw:text-style-name="P4" draw:layer="layout" svg:width="9.433cm" svg:height="3.871cm" svg:x="-10.003cm" svg:y="20.05cm">
          <draw:text-box>
            <text:p><text:span text:style-name="T4">Current health at top of screen.</text:span></text:p>
            <text:p><text:span text:style-name="T4">Maximum health just below it.</text:span></text:p>
            <text:p><text:span text:style-name="T4"/></text:p>
            <text:p><text:span text:style-name="T4">Energy tanks grow capacity.</text:span></text:p>
            <text:p><text:span text:style-name="T4">They also restore lost health.</text:span></text:p>
          </draw:text-box>
        </draw:frame>
        <draw:custom-shape draw:style-name="gr1" draw:text-style-name="P1" draw:layer="layout" svg:width="11.049cm" svg:height="7.493cm" svg:x="-11.049cm" svg:y="8.23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916cm" svg:height="1.374cm" svg:x="-7.983cm" svg:y="10.82cm">
          <draw:text-box>
            <text:p><text:span text:style-name="T1">You Died!</text:span></text:p>
          </draw:text-box>
        </draw:frame>
        <draw:frame draw:style-name="gr3" draw:text-style-name="P4" draw:layer="layout" svg:width="9.433cm" svg:height="0.975cm" svg:x="-10.241cm" svg:y="12.344cm">
          <draw:text-box>
            <text:p><text:span text:style-name="T4">Press ESC to return to the <text:s/>men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Albany AMT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7T20:27:07.42</meta:creation-date>
    <dc:date>2015-05-08T14:38:19.79</dc:date>
    <meta:editing-duration>PT26M5S</meta:editing-duration>
    <meta:editing-cycles>4</meta:editing-cycles>
    <meta:generator>LibreOffice/3.6$Windows_x86 LibreOffice_project/2dde990-f82fdd4-a6573af-dfe06ca-47e3d8</meta:generator>
    <meta:document-statistic meta:object-count="23"/>
  </office:meta>
</office:document-meta>
</file>